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fo:min-height="0.7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6pt"/>
    </style:style>
    <style:style style:name="T1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office:forms form:automatic-focus="false" form:apply-design-mode="false"/>
        <draw:ellipse draw:style-name="gr1" draw:text-style-name="P1" draw:id="id2" draw:layer="layout" svg:width="8.36cm" svg:height="1.605cm" svg:x="6.32cm" svg:y="2.383cm">
          <draw:glue-point draw:id="4" svg:x="-2.68cm" svg:y="4.174cm"/>
          <draw:glue-point draw:id="5" svg:x="2.75cm" svg:y="4.174cm"/>
          <text:p text:style-name="P1">ex:MotorVehicle</text:p>
        </draw:ellipse>
        <draw:ellipse draw:style-name="gr1" draw:text-style-name="P1" draw:id="id1" draw:layer="layout" svg:width="7.567cm" svg:height="1.605cm" svg:x="0.058cm" svg:y="6.684cm">
          <draw:glue-point draw:id="4" svg:x="3.313cm" svg:y="-3.732cm"/>
          <text:p text:style-name="P1">exthings:companyCar</text:p>
        </draw:ellipse>
        <draw:connector draw:style-name="gr2" draw:text-style-name="P2" draw:layer="layout" draw:type="line" svg:x1="3.841cm" svg:y1="6.684cm" svg:x2="8.26cm" svg:y2="3.854cm" draw:start-shape="id1" draw:start-glue-point="0" draw:end-shape="id2" draw:end-glue-point="4">
          <text:p/>
        </draw:connector>
        <draw:rect draw:style-name="gr1" draw:text-style-name="P3" draw:id="id3" draw:layer="layout" svg:width="6.389cm" svg:height="1.605cm" svg:x="14.658cm" svg:y="6.684cm">
          <text:p text:style-name="P1"><text:s/>"2500"^^xsd:integer</text:p>
        </draw:rect>
        <draw:connector draw:style-name="gr3" draw:text-style-name="P3" draw:layer="layout" draw:type="line" svg:x1="7.625cm" svg:y1="7.486cm" svg:x2="14.658cm" svg:y2="7.486cm" draw:start-shape="id1" draw:start-glue-point="1" draw:end-shape="id3" draw:end-glue-point="3">
          <text:p/>
        </draw:connector>
        <draw:frame draw:style-name="gr4" draw:text-style-name="P4" draw:layer="layout" svg:width="4.748cm" svg:height="0.964cm" svg:x="9.203cm" svg:y="6.581cm">
          <draw:text-box>
            <text:p text:style-name="P4"><text:span text:style-name="T1">exterms:weight</text:span></text:p>
          </draw:text-box>
        </draw:frame>
        <draw:frame draw:style-name="gr4" draw:text-style-name="P4" draw:layer="layout" svg:width="4.748cm" svg:height="0.964cm" svg:x="3.585cm" svg:y="4.581cm">
          <draw:text-box>
            <text:p text:style-name="P4"><text:span text:style-name="T1">rdf:typ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7-07-26T18:52:58</meta:creation-date>
    <dc:date>2007-07-26T20:12:58</dc:date>
    <dc:language>cs-CZ</dc:language>
    <meta:editing-cycles>5</meta:editing-cycles>
    <meta:editing-duration>PT1H4M43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